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7.65pt"/>
    </style:style>
    <style:style style:name="co3" style:family="table-column">
      <style:table-column-properties fo:break-before="auto" style:column-width="114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ll_20_Data">
      <style:table-properties table:display="true" style:writing-mode="lr-tb"/>
    </style:style>
    <style:style style:name="ta2" style:family="table" style:master-page-name="PageStyle_5f_Pronouns_20_Totals">
      <style:table-properties table:display="true" style:writing-mode="lr-tb"/>
    </style:style>
    <style:style style:name="ta3" style:family="table" style:master-page-name="PageStyle_5f_Mentions_20_Total">
      <style:table-properties table:display="true" style:writing-mode="lr-tb"/>
    </style:style>
    <style:style style:name="ta4" style:family="table" style:master-page-name="PageStyle_5f_Mentions_20_by_20_Article_20_Total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noun/s</text:p>
          </table:table-cell>
          <table:table-cell table:style-name="ce1" office:value-type="string" calcext:value-type="string">
            <text:p>Note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nhuman Persuasion</text:p>
          </table:table-cell>
          <table:table-cell table:style-name="ce2" office:value-type="string" calcext:value-type="string">
            <text:p>Gibbons, Daniel R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inhuman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’s Other Plots</text:p>
          </table:table-cell>
          <table:table-cell table:style-name="ce2" office:value-type="string" calcext:value-type="string">
            <text:p>Sarkar, Debapriya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Thousand Voices: Performing Ariel</text:p>
          </table:table-cell>
          <table:table-cell table:style-name="ce2" office:value-type="string" calcext:value-type="string">
            <text:p>Callaghan, Dympna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Discusses multi-gendered performance history but not in the tex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k, Hark!: Nursery Rhymes in The Tempest</text:p>
          </table:table-cell>
          <table:table-cell table:style-name="ce2" office:value-type="string" calcext:value-type="string">
            <text:p>Harper, L. M. 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pero’s Chimera of Indulgence: The Subaltern in Shakespeare’s</text:p>
          </table:table-cell>
          <table:table-cell table:style-name="ce2" office:value-type="string" calcext:value-type="string">
            <text:p>Lahiri, Papiya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Art of Tale-Telling</text:p>
            <text:p>in William Shakespeare’s The Tempest</text:p>
          </table:table-cell>
          <table:table-cell table:style-name="ce2" office:value-type="string" calcext:value-type="string">
            <text:p>Kaczyński, Daniel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lo-Ottoman Anxieties in the Tempest: from Displacement to Exclusion</text:p>
          </table:table-cell>
          <table:table-cell table:style-name="ce2" office:value-type="string" calcext:value-type="string">
            <text:p>Kantarbaeva-Bill Irin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gender-ambiguous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ero's Girls</text:p>
          </table:table-cell>
          <table:table-cell table:style-name="ce2" office:value-type="string" calcext:value-type="string">
            <text:p>Deanne William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Acnowledges male pronoun in text but also lists all the feminine descriptors used for character, including pet names by Prospero.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“Dost thou hear?” On the Rhetoric of Narrative in The Tempest</text:p>
          </table:table-cell>
          <table:table-cell table:style-name="ce2" office:value-type="string" calcext:value-type="string">
            <text:p>Bigliazzi, Silvi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Footnote defending masculine pronoun because of use in stage dire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and Italian Improvised Theatre</text:p>
          </table:table-cell>
          <table:table-cell table:style-name="ce2" office:value-type="string" calcext:value-type="string">
            <text:p>Andrew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llifying Shakespeare: Celestial Imperialism and the Advent of Universal Genius</text:p>
          </table:table-cell>
          <table:table-cell table:style-name="ce2" office:value-type="string" calcext:value-type="string">
            <text:p>Borlik, 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Tempestuous Noise: on the Acoustics and Vocalics of Storms</text:p>
          </table:table-cell>
          <table:table-cell table:style-name="ce2" office:value-type="string" calcext:value-type="string">
            <text:p>Elam, Kei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as Theatrical Magic</text:p>
          </table:table-cell>
          <table:table-cell table:style-name="ce2" office:value-type="string" calcext:value-type="string">
            <text:p>Gurr, Andre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King’s Coral Body: A Natural History of Coral and the Post-Tragic Ecology of The Tempest</text:p>
          </table:table-cell>
          <table:table-cell table:style-name="ce2" office:value-type="string" calcext:value-type="string">
            <text:p>Kelly, Shannon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Labyrinth and the Oracle</text:p>
          </table:table-cell>
          <table:table-cell table:style-name="ce2" office:value-type="string" calcext:value-type="string">
            <text:p>Serpieri, Alessandro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oral Tragicomedy and</text:p>
            <text:p>The Tempest</text:p>
          </table:table-cell>
          <table:table-cell table:style-name="ce2" office:value-type="string" calcext:value-type="string">
            <text:p>Henke, Robert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Jonsonian Tempest</text:p>
          </table:table-cell>
          <table:table-cell table:style-name="ce2" office:value-type="string" calcext:value-type="string">
            <text:p>Holdsworth, Roge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“Suppos’d to be rais’d by Magick”, or The Tempest ‘made fit’</text:p>
          </table:table-cell>
          <table:table-cell table:style-name="ce2" office:value-type="string" calcext:value-type="string">
            <text:p>Calvi, Lisann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Notes in footnote that Ariel may have been played by a male or female ac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pero's Game? A Discussion of Chaos and Control in Shakespeare's The Tempest</text:p>
          </table:table-cell>
          <table:table-cell table:style-name="ce2" office:value-type="string" calcext:value-type="string">
            <text:p>Engan, Id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androgynous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Music of The Tempest</text:p>
          </table:table-cell>
          <table:table-cell table:style-name="ce2" office:value-type="string" calcext:value-type="string">
            <text:p>Cohen, Joshu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gender-neutral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kespeare's Ecclesiasticus 28.2-5: A Biblical Source for Ariel's Doctrine of Mercy</text:p>
          </table:table-cell>
          <table:table-cell table:style-name="ce2" office:value-type="string" calcext:value-type="string">
            <text:p>Stritmatter, R.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el's Liberty</text:p>
          </table:table-cell>
          <table:table-cell table:style-name="ce2" office:value-type="string" calcext:value-type="string">
            <text:p>Katheine Steele Brokaw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Discusses Ariel's gender ambiguity and varied performance history. Describes sex as "unfixed" a "sexless shape-shifter" an "it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Winter's Tale: Parodic Wordplay in the Play and its Title</text:p>
          </table:table-cell>
          <table:table-cell table:style-name="ce2" office:value-type="string" calcext:value-type="string">
            <text:p>Golz, David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"Noises, / Sounds, and sweet airs": The Burden of Shakespeare's Tempest</text:p>
          </table:table-cell>
          <table:table-cell table:style-name="ce2" office:value-type="string" calcext:value-type="string">
            <text:p>Neill, Mitchael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d World Sources for Ariel in The Tempest</text:p>
          </table:table-cell>
          <table:table-cell table:style-name="ce2" office:value-type="string" calcext:value-type="string">
            <text:p>McInnis, D.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cerdotal Vestiges in The Tempest</text:p>
          </table:table-cell>
          <table:table-cell table:style-name="ce2" office:value-type="string" calcext:value-type="string">
            <text:p>Reid, Robert Lani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He/S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kespeare's "Still-Vexed" Tempest</text:p>
          </table:table-cell>
          <table:table-cell table:style-name="ce2" office:value-type="string" calcext:value-type="string">
            <text:p>Hunt, Maurice 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eus, Leander, and Ariel</text:p>
          </table:table-cell>
          <table:table-cell table:style-name="ce2" office:value-type="string" calcext:value-type="string">
            <text:p>Tarantino, E. 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rology in the Time Scheme of the Tempest</text:p>
          </table:table-cell>
          <table:table-cell table:style-name="ce2" office:value-type="string" calcext:value-type="string">
            <text:p>Sokol, B. J. 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moral idea of language in Shakespeare’s The Tempest</text:p>
          </table:table-cell>
          <table:table-cell table:style-name="ce2" office:value-type="string" calcext:value-type="string">
            <text:p>Troupp, L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: Rejection of a Vanity</text:p>
          </table:table-cell>
          <table:table-cell table:style-name="ce2" office:value-type="string" calcext:value-type="string">
            <text:p>Henze, Richard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el and the Masque in The Tempest</text:p>
          </table:table-cell>
          <table:table-cell table:style-name="ce2" office:value-type="string" calcext:value-type="string">
            <text:p>Smith, Irwin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me Notes on Ariel's Song</text:p>
          </table:table-cell>
          <table:table-cell table:style-name="ce2" office:value-type="string" calcext:value-type="string">
            <text:p>Fain, John Tyree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"a spirit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remonial Magic in "The Tempest"</text:p>
          </table:table-cell>
          <table:table-cell table:style-name="ce2" office:value-type="string" calcext:value-type="string">
            <text:p>West, Robert H.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and the Renaissance Idea of Man</text:p>
          </table:table-cell>
          <table:table-cell table:style-name="ce2" office:value-type="string" calcext:value-type="string">
            <text:p>Phillips, James E.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Probable Origin of Ariel</text:p>
          </table:table-cell>
          <table:table-cell table:style-name="ce2" office:value-type="string" calcext:value-type="string">
            <text:p>Reed, Robert R. 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el as Ceres</text:p>
          </table:table-cell>
          <table:table-cell table:style-name="ce2" office:value-type="string" calcext:value-type="string">
            <text:p>Smith, Irwin 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Discusses Ariel doubling female roles in the mas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Genesis of Ariel</text:p>
          </table:table-cell>
          <table:table-cell table:style-name="ce2" office:value-type="string" calcext:value-type="string">
            <text:p>Johnson, W. Stacy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Note on The Tempest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nouns Totals" table:style-name="ta2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He</text:p>
          </table:table-cell>
          <table:table-cell table:style-name="ce6" office:value-type="string" calcext:value-type="string">
            <text:p>He/She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string" calcext:value-type="string">
            <text:p>It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float" office:value="1937" calcext:value-type="float">
            <text:p>1937</text:p>
          </table:table-cell>
          <table:table-cell table:formula="of:=SUM([.C2:.F2]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formula="of:=SUM([.C3:.F3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58" calcext:value-type="float">
            <text:p>1958</text:p>
          </table:table-cell>
          <table:table-cell table:formula="of:=SUM([.C4:.F4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60" calcext:value-type="float">
            <text:p>1960</text:p>
          </table:table-cell>
          <table:table-cell table:formula="of:=SUM([.C5:.F5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64" calcext:value-type="float">
            <text:p>1964</text:p>
          </table:table-cell>
          <table:table-cell table:formula="of:=SUM([.C6:.F6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68" calcext:value-type="float">
            <text:p>1968</text:p>
          </table:table-cell>
          <table:table-cell table:formula="of:=SUM([.C7:.F7])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70" calcext:value-type="float">
            <text:p>1970</text:p>
          </table:table-cell>
          <table:table-cell table:formula="of:=SUM([.C8:.F8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72" calcext:value-type="float">
            <text:p>1972</text:p>
          </table:table-cell>
          <table:table-cell table:formula="of:=SUM([.C9:.F9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92" calcext:value-type="float">
            <text:p>1992</text:p>
          </table:table-cell>
          <table:table-cell table:formula="of:=SUM([.C10:.F10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94" calcext:value-type="float">
            <text:p>1994</text:p>
          </table:table-cell>
          <table:table-cell table:formula="of:=SUM([.C11:.F11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formula="of:=SUM([.C12:.F12]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5" calcext:value-type="float">
            <text:p>2005</text:p>
          </table:table-cell>
          <table:table-cell table:formula="of:=SUM([.C13:.F13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formula="of:=SUM([.C14:.F14]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table:formula="of:=SUM([.C15:.F15]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formula="of:=SUM([.C16:.F16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formula="of:=SUM([.C17:.F17])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formula="of:=SUM([.C18:.F18])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formula="of:=SUM([.C19:.F19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formula="of:=SUM([.C20:.F20])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ronouns Totals'.H40" table:end-x="41.19pt" table:end-y="3.71pt" draw:z-index="0" draw:name="Chart 1" draw:style-name="gr1" draw:text-style-name="P1" svg:width="597.71pt" svg:height="284.97pt" svg:x="4.51pt" svg:y="2.24pt">
              <draw:object draw:notify-on-update-of-ranges="'Pronouns Totals'.A2:'Pronouns Totals'.A20 'Pronouns Totals'.B1:'Pronouns Totals'.B1 'Pronouns Totals'.B2:'Pronouns Totals'.B20 'Pronouns Totals'.C1:'Pronouns Totals'.C1 'Pronouns Totals'.C2:'Pronouns Totals'.C20 'Pronouns Totals'.D1:'Pronouns Totals'.D1 'Pronouns Totals'.D2:'Pronouns Totals'.D20 'Pronouns Totals'.E1:'Pronouns Totals'.E1 'Pronouns Totals'.E2:'Pronouns Totals'.E20 'Pronouns Totals'.F1:'Pronouns Totals'.F1 'Pronouns Totals'.F2:'Pronouns Totals'.F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'Pronouns Totals'.F58" table:end-x="53.74pt" table:end-y="11.23pt" draw:z-index="1" draw:name="Chart 2" draw:style-name="gr1" draw:text-style-name="P1" svg:width="449.97pt" svg:height="278.22pt" svg:x="4.51pt" svg:y="0.74pt">
              <draw:object draw:notify-on-update-of-ranges="'Pronouns Totals'.A2:'Pronouns Totals'.A1000 'Pronouns Totals'.B1:'Pronouns Totals'.B1 'Pronouns Totals'.B2:'Pronouns Totals'.B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tions Total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Mention of Gender</text:p>
          </table:table-cell>
          <table:table-cell table:style-name="ce3" office:value-type="string" calcext:value-type="string">
            <text:p>He</text:p>
          </table:table-cell>
          <table:table-cell table:style-name="ce7" office:value-type="string" calcext:value-type="string">
            <text:p>No Mention of Gender</text:p>
          </table:table-cell>
          <table:table-cell table:style-name="ce7" office:value-type="string" calcext:value-type="string">
            <text:p>He/She</text:p>
          </table:table-cell>
          <table:table-cell table:style-name="ce7" office:value-type="string" calcext:value-type="string">
            <text:p>None</text:p>
          </table:table-cell>
          <table:table-cell table:style-name="ce8" office:value-type="string" calcext:value-type="string">
            <text:p>Its</text:p>
          </table:table-cell>
          <table:table-cell table:number-columns-repeated="1016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table:end-cell-address="'Mentions Total'.E53" table:end-x="111.88pt" table:end-y="8.99pt" draw:z-index="0" draw:name="Chart 3" draw:style-name="gr1" draw:text-style-name="P1" svg:width="449.97pt" svg:height="278.22pt" svg:x="0pt" svg:y="14.26pt">
              <draw:object draw:notify-on-update-of-ranges="'Mentions Total'.A2:'Mentions Total'.A979 'Mentions Total'.B1:'Mentions Total'.B1 'Mentions Total'.B2:'Mentions Total'.B979 'Mentions Total'.C1:'Mentions Total'.C1 'Mentions Total'.C2:'Mentions Total'.C97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tions by Article Total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onouns</text:p>
          </table:table-cell>
          <table:table-cell table:style-name="ce1" office:value-type="string" calcext:value-type="string">
            <text:p>Instances of u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 Use of Pronou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>
            <draw:frame table:end-cell-address="'Mentions by Article Totals'.G25" table:end-x="41.81pt" table:end-y="14.2pt" draw:z-index="0" draw:name="Chart 4" draw:style-name="gr1" draw:text-style-name="P1" svg:width="449.97pt" svg:height="278.22pt" svg:x="72.74pt" svg:y="3.74pt">
              <draw:object draw:notify-on-update-of-ranges="'Mentions by Article Totals'.A2:'Mentions by Article Totals'.A965 'Mentions by Article Totals'.B1:'Mentions by Article Totals'.B1 'Mentions by Article Totals'.B2:'Mentions by Article Totals'.B96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20_Data" style:display-name="PageStyle_Al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nouns_20_Totals" style:display-name="PageStyle_Pronouns 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tions_20_Total" style:display-name="PageStyle_Mentions 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tions_20_by_20_Article_20_Totals" style:display-name="PageStyle_Mentions by Article Tot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81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4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087cm" svg:height="10.054cm" xlink:href=".." xlink:type="simple" chart:class="chart:line" chart:style-name="ch1">
        <chart:legend chart:legend-position="end" svg:x="18.605cm" svg:y="3.732cm" style:legend-expansion="high" chart:style-name="ch2"/>
        <chart:plot-area chart:style-name="ch3" table:cell-range-address="'Pronouns Totals'.A1:'Pronouns Totals'.F20" chart:data-source-has-labels="both" svg:x="0.421cm" svg:y="0.201cm" svg:width="17.763cm" svg:height="8.622cm">
          <chartooo:coordinate-region svg:x="0.857cm" svg:y="0.401cm" svg:width="16.77cm" svg:height="7.775cm"/>
          <chart:axis chart:dimension="x" chart:name="primary-x" chart:style-name="ch4" chartooo:axis-type="text">
            <chart:title svg:x="8.881cm" svg:y="9.025cm" chart:style-name="ch5">
              <text:p>Year</text:p>
            </chart:title>
            <chart:categories table:cell-range-address="'Pronouns Totals'.A2:'Pronouns Totals'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nouns Totals'.B2:'Pronouns Totals'.B20" chart:label-cell-address="'Pronouns Totals'.B1:'Pronouns Totals'.B1" chart:class="chart:line">
            <chart:data-point chart:repeated="19"/>
          </chart:series>
          <chart:series chart:style-name="ch9" chart:values-cell-range-address="'Pronouns Totals'.C2:'Pronouns Totals'.C20" chart:label-cell-address="'Pronouns Totals'.C1:'Pronouns Totals'.C1" chart:class="chart:line">
            <chart:data-point chart:repeated="19"/>
          </chart:series>
          <chart:series chart:style-name="ch10" chart:values-cell-range-address="'Pronouns Totals'.D2:'Pronouns Totals'.D20" chart:label-cell-address="'Pronouns Totals'.D1:'Pronouns Totals'.D1" chart:class="chart:line">
            <chart:data-point chart:repeated="19"/>
          </chart:series>
          <chart:series chart:style-name="ch11" chart:values-cell-range-address="'Pronouns Totals'.E2:'Pronouns Totals'.E20" chart:label-cell-address="'Pronouns Totals'.E1:'Pronouns Totals'.E1" chart:class="chart:line">
            <chart:data-point chart:repeated="19"/>
          </chart:series>
          <chart:series chart:style-name="ch12" chart:values-cell-range-address="'Pronouns Totals'.F2:'Pronouns Totals'.F20" chart:label-cell-address="'Pronouns Totals'.F1:'Pronouns Totals'.F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Pronouns Totals'.B1:'Pronouns Totals'.B1</svg:desc>
                </draw:g>
              </table:table-cell>
              <table:table-cell office:value-type="string">
                <text:p>He</text:p>
                <draw:g>
                  <svg:desc>'Pronouns Totals'.C1:'Pronouns Totals'.C1</svg:desc>
                </draw:g>
              </table:table-cell>
              <table:table-cell office:value-type="string">
                <text:p>He/She</text:p>
                <draw:g>
                  <svg:desc>'Pronouns Totals'.D1:'Pronouns Totals'.D1</svg:desc>
                </draw:g>
              </table:table-cell>
              <table:table-cell office:value-type="string">
                <text:p>None</text:p>
                <draw:g>
                  <svg:desc>'Pronouns Totals'.E1:'Pronouns Totals'.E1</svg:desc>
                </draw:g>
              </table:table-cell>
              <table:table-cell office:value-type="string">
                <text:p>Its</text:p>
                <draw:g>
                  <svg:desc>'Pronouns Totals'.F1:'Pronouns Totals'.F1</svg:desc>
                </draw:g>
              </table:table-cell>
            </table:table-row>
          </table:table-header-rows>
          <table:table-rows>
            <table:table-row>
              <table:table-cell office:value-type="float" office:value="1937">
                <text:p>1937</text:p>
                <draw:g>
                  <svg:desc>'Pronouns Totals'.A2:'Pronouns Totals'.A20</svg:desc>
                </draw:g>
              </table:table-cell>
              <table:table-cell office:value-type="float" office:value="1">
                <text:p>1</text:p>
                <draw:g>
                  <svg:desc>'Pronouns Totals'.B2:'Pronouns Totals'.B20</svg:desc>
                </draw:g>
              </table:table-cell>
              <table:table-cell office:value-type="float" office:value="0">
                <text:p>0</text:p>
                <draw:g>
                  <svg:desc>'Pronouns Totals'.C2:'Pronouns Totals'.C20</svg:desc>
                </draw:g>
              </table:table-cell>
              <table:table-cell office:value-type="float" office:value="0">
                <text:p>0</text:p>
                <draw:g>
                  <svg:desc>'Pronouns Totals'.D2:'Pronouns Totals'.D20</svg:desc>
                </draw:g>
              </table:table-cell>
              <table:table-cell office:value-type="float" office:value="1">
                <text:p>1</text:p>
                <draw:g>
                  <svg:desc>'Pronouns Totals'.E2:'Pronouns Totals'.E20</svg:desc>
                </draw:g>
              </table:table-cell>
              <table:table-cell office:value-type="float" office:value="0">
                <text:p>0</text:p>
                <draw:g>
                  <svg:desc>'Pronouns Totals'.F2:'Pronouns Totals'.F20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4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-30.903cm" svg:y="0.127cm" style:legend-expansion="high" chart:style-name="ch2"/>
        <chart:plot-area chart:style-name="ch3" table:cell-range-address="'Pronouns Totals'.A1:'Pronouns Totals'.B100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title svg:x="0cm" svg:y="0cm" chart:style-name="ch5">
              <text:p>Year</text:p>
            </chart:title>
            <chart:categories table:cell-range-address="'Pronouns Totals'.A2:'Pronouns Totals'.A1000"/>
          </chart:axis>
          <chart:axis chart:dimension="y" chart:name="primary-y" chart:style-name="ch6">
            <chart:title svg:x="0cm" svg:y="0cm" chart:style-name="ch7">
              <text:p>Total</text:p>
            </chart:title>
            <chart:grid chart:style-name="ch8" chart:class="major"/>
          </chart:axis>
          <chart:series chart:style-name="ch9" chart:values-cell-range-address="'Pronouns Totals'.B2:'Pronouns Totals'.B1000" chart:label-cell-address="'Pronouns Totals'.B1:'Pronouns Totals'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Pronouns Totals'.B1:'Pronouns Totals'.B1</svg:desc>
                </draw:g>
              </table:table-cell>
            </table:table-row>
          </table:table-header-rows>
          <table:table-rows>
            <table:table-row>
              <table:table-cell office:value-type="float" office:value="1937">
                <text:p>1937</text:p>
                <draw:g>
                  <svg:desc>'Pronouns Totals'.A2:'Pronouns Totals'.A1000</svg:desc>
                </draw:g>
              </table:table-cell>
              <table:table-cell office:value-type="float" office:value="1">
                <text:p>1</text:p>
                <draw:g>
                  <svg:desc>'Pronouns Totals'.B2:'Pronouns Totals'.B1000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289cm" svg:y="4.36cm" style:legend-expansion="high" chart:style-name="ch2"/>
        <chart:plot-area chart:style-name="ch3" table:cell-range-address="'Mentions Total'.A1:'Mentions Total'.C979" chart:data-source-has-labels="both" svg:x="0.317cm" svg:y="0.196cm" svg:width="11.655cm" svg:height="8.394cm">
          <chartooo:coordinate-region svg:x="0.983cm" svg:y="0.196cm" svg:width="10.989cm" svg:height="7.141cm"/>
          <chart:axis chart:dimension="x" chart:name="primary-x" chart:style-name="ch4" chartooo:axis-type="text">
            <chart:title svg:x="5.723cm" svg:y="8.787cm" chart:style-name="ch5">
              <text:p>Year</text:p>
            </chart:title>
            <chart:categories table:cell-range-address="'Mentions Total'.A2:'Mentions Total'.A9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ntions Total'.B2:'Mentions Total'.B979" chart:label-cell-address="'Mentions Total'.B1:'Mentions Total'.B1" chart:class="chart:bar">
            <chart:data-point chart:repeated="978"/>
          </chart:series>
          <chart:series chart:style-name="ch9" chart:values-cell-range-address="'Mentions Total'.C2:'Mentions Total'.C979" chart:label-cell-address="'Mentions Total'.C1:'Mentions Total'.C1" chart:class="chart:bar">
            <chart:data-point chart:repeated="9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entions Total'.B1:'Mentions Total'.B1</svg:desc>
                </draw:g>
              </table:table-cell>
              <table:table-cell office:value-type="string">
                <text:p>Mention of Gender</text:p>
                <draw:g>
                  <svg:desc>'Mentions Total'.C1:'Mentions Total'.C1</svg:desc>
                </draw:g>
              </table:table-cell>
            </table:table-row>
          </table:table-header-rows>
          <table:table-rows>
            <table:table-row>
              <table:table-cell office:value-type="float" office:value="1937">
                <text:p>1937</text:p>
                <draw:g>
                  <svg:desc>'Mentions Total'.A2:'Mentions Total'.A979</svg:desc>
                </draw:g>
              </table:table-cell>
              <table:table-cell office:value-type="float" office:value="1">
                <text:p>1</text:p>
                <draw:g>
                  <svg:desc>'Mentions Total'.B2:'Mentions Total'.B979</svg:desc>
                </draw:g>
              </table:table-cell>
              <table:table-cell office:value-type="float" office:value="NaN">
                <text:p>NaN</text:p>
                <draw:g>
                  <svg:desc>'Mentions Total'.C2:'Mentions Total'.C979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="solid" draw:fill-color="#dc3912"/>
    </style:style>
    <style:style style:name="ch9" style:family="chart">
      <style:chart-properties chart:solid-type="cuboid"/>
      <style:graphic-properties draw:fill="solid" draw:fill-color="#ff9900"/>
    </style:style>
    <style:style style:name="ch10" style:family="chart">
      <style:chart-properties chart:solid-type="cuboid"/>
      <style:graphic-properties draw:fill="solid" draw:fill-color="#109618"/>
    </style:style>
    <style:style style:name="ch11" style:family="chart">
      <style:chart-properties chart:solid-type="cuboid"/>
      <style:graphic-properties draw:fill="solid" draw:fill-color="#990099"/>
    </style:style>
    <style:style style:name="ch12" style:family="chart">
      <style:chart-properties chart:solid-type="cuboid"/>
      <style:graphic-properties draw:fill="solid" draw:fill-color="#0099c6"/>
    </style:style>
    <style:style style:name="ch13" style:family="chart">
      <style:chart-properties chart:solid-type="cuboid"/>
      <style:graphic-properties draw:fill="solid" draw:fill-color="#dd4477"/>
    </style:style>
    <style:style style:name="ch14" style:family="chart">
      <style:chart-properties chart:solid-type="cuboid"/>
      <style:graphic-properties draw:fill="solid" draw:fill-color="#66aa00"/>
    </style:style>
    <style:style style:name="ch15" style:family="chart">
      <style:chart-properties chart:solid-type="cuboid"/>
      <style:graphic-properties draw:fill="solid" draw:fill-color="#b82e2e"/>
    </style:style>
    <style:style style:name="ch16" style:family="chart">
      <style:chart-properties chart:solid-type="cuboid"/>
      <style:graphic-properties draw:fill="solid" draw:fill-color="#316395"/>
    </style:style>
    <style:style style:name="ch17" style:family="chart">
      <style:chart-properties chart:solid-type="cuboid"/>
      <style:graphic-properties draw:fill="solid" draw:fill-color="#994499"/>
    </style:style>
    <style:style style:name="ch18" style:family="chart">
      <style:chart-properties chart:solid-type="cuboid"/>
      <style:graphic-properties draw:fill="solid" draw:fill-color="#22aa99"/>
    </style:style>
    <style:style style:name="ch19" style:family="chart">
      <style:chart-properties chart:solid-type="cuboid"/>
      <style:graphic-properties draw:fill="solid" draw:fill-color="#aaaa11"/>
    </style:style>
    <style:style style:name="ch20" style:family="chart">
      <style:chart-properties chart:solid-type="cuboid"/>
      <style:graphic-properties draw:fill="solid" draw:fill-color="#6633cc"/>
    </style:style>
    <style:style style:name="ch21" style:family="chart">
      <style:chart-properties chart:solid-type="cuboid"/>
      <style:graphic-properties draw:fill="solid" draw:fill-color="#e67300"/>
    </style:style>
    <style:style style:name="ch22" style:family="chart">
      <style:chart-properties chart:solid-type="cuboid"/>
      <style:graphic-properties draw:fill="solid" draw:fill-color="#8b0707"/>
    </style:style>
    <style:style style:name="ch23" style:family="chart">
      <style:chart-properties chart:solid-type="cuboid"/>
      <style:graphic-properties draw:fill="solid" draw:fill-color="#651067"/>
    </style:style>
    <style:style style:name="ch24" style:family="chart">
      <style:chart-properties chart:solid-type="cuboid"/>
      <style:graphic-properties draw:fill="solid" draw:fill-color="#329262"/>
    </style:style>
    <style:style style:name="ch25" style:family="chart">
      <style:chart-properties chart:solid-type="cuboid"/>
      <style:graphic-properties draw:fill="solid" draw:fill-color="#5574a6"/>
    </style:style>
    <style:style style:name="ch26" style:family="chart">
      <style:chart-properties chart:solid-type="cuboid"/>
      <style:graphic-properties draw:fill="solid" draw:fill-color="#3b3eac"/>
    </style:style>
    <style:style style:name="ch27" style:family="chart">
      <style:chart-properties chart:solid-type="cuboid"/>
      <style:graphic-properties draw:fill="solid" draw:fill-color="#b77322"/>
    </style:style>
    <style:style style:name="ch28" style:family="chart">
      <style:chart-properties chart:solid-type="cuboid"/>
      <style:graphic-properties draw:fill="solid" draw:fill-color="#16d620"/>
    </style:style>
    <style:style style:name="ch29" style:family="chart">
      <style:chart-properties chart:solid-type="cuboid"/>
      <style:graphic-properties draw:fill="solid" draw:fill-color="#b91383"/>
    </style:style>
    <style:style style:name="ch30" style:family="chart">
      <style:chart-properties chart:solid-type="cuboid"/>
      <style:graphic-properties draw:fill="solid" draw:fill-color="#f4359e"/>
    </style:style>
    <style:style style:name="ch31" style:family="chart">
      <style:chart-properties chart:solid-type="cuboid"/>
      <style:graphic-properties draw:fill="solid" draw:fill-color="#9c5935"/>
    </style:style>
    <style:style style:name="ch32" style:family="chart">
      <style:chart-properties chart:solid-type="cuboid"/>
      <style:graphic-properties draw:fill="solid" draw:fill-color="#a9c413"/>
    </style:style>
    <style:style style:name="ch33" style:family="chart">
      <style:chart-properties chart:solid-type="cuboid"/>
      <style:graphic-properties draw:fill="solid" draw:fill-color="#2a778d"/>
    </style:style>
    <style:style style:name="ch34" style:family="chart">
      <style:chart-properties chart:solid-type="cuboid"/>
      <style:graphic-properties draw:fill="solid" draw:fill-color="#668d1c"/>
    </style:style>
    <style:style style:name="ch35" style:family="chart">
      <style:chart-properties chart:solid-type="cuboid"/>
      <style:graphic-properties draw:fill="solid" draw:fill-color="#bea413"/>
    </style:style>
    <style:style style:name="ch36" style:family="chart">
      <style:chart-properties chart:solid-type="cuboid"/>
      <style:graphic-properties draw:fill="solid" draw:fill-color="#0c5922"/>
    </style:style>
    <style:style style:name="ch37" style:family="chart">
      <style:chart-properties chart:solid-type="cuboid"/>
      <style:graphic-properties draw:fill="solid" draw:fill-color="#743411"/>
    </style:style>
    <style:style style:name="ch38" style:family="chart">
      <style:graphic-properties draw:fill="none" draw:fill-color="#d9d9d9"/>
    </style:style>
    <style:style style:name="ch3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-20.948cm" svg:y="0.127cm" style:legend-expansion="high" chart:style-name="ch2"/>
        <chart:plot-area chart:style-name="ch3" table:cell-range-address="'Mentions by Article Totals'.A1:'Mentions by Article Totals'.B965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categories table:cell-range-address="'Mentions by Article Totals'.A2:'Mentions by Article Totals'.A965"/>
          </chart:axis>
          <chart:axis chart:dimension="y" chart:name="primary-y" chart:style-name="ch5"/>
          <chart:series chart:style-name="ch6" chart:values-cell-range-address="'Mentions by Article Totals'.B2:'Mentions by Article Totals'.B965" chart:label-cell-address="'Mentions by Article Totals'.B1:'Mentions by Article Totals'.B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7"/>
            <chart:data-point chart:style-name="ch8"/>
            <chart:data-point chart:style-name="ch9"/>
          </chart:series>
          <chart:wall chart:style-name="ch38"/>
          <chart:floor chart:style-name="ch3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 of use</text:p>
                <draw:g>
                  <svg:desc>'Mentions by Article Totals'.B1:'Mentions by Article Total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</text:p>
                <draw:g>
                  <svg:desc>'Mentions by Article Totals'.A2:'Mentions by Article Totals'.A965</svg:desc>
                </draw:g>
              </table:table-cell>
              <table:table-cell office:value-type="float" office:value="9">
                <text:p>9</text:p>
                <draw:g>
                  <svg:desc>'Mentions by Article Totals'.B2:'Mentions by Article Totals'.B965</svg:desc>
                </draw:g>
              </table:table-cell>
            </table:table-row>
            <table:table-row>
              <table:table-cell office:value-type="string">
                <text:p>I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Use of Pronou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